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>
      <style:text-properties officeooo:rsid="0026dd22" officeooo:paragraph-rsid="0026dd22"/>
    </style:style>
    <style:style style:name="P4" style:family="paragraph" style:parent-style-name="Standard">
      <style:text-properties officeooo:rsid="0028d595" officeooo:paragraph-rsid="0028d595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034a9" officeooo:paragraph-rsid="001034a9"/>
    </style:style>
    <style:style style:name="P6" style:family="paragraph" style:parent-style-name="Standard" style:list-style-name="L2">
      <style:text-properties officeooo:rsid="0028d595" officeooo:paragraph-rsid="0028d595"/>
    </style:style>
    <style:style style:name="P7" style:family="paragraph" style:parent-style-name="Standard" style:list-style-name="L2">
      <style:text-properties officeooo:rsid="0029f68a" officeooo:paragraph-rsid="0029f68a"/>
    </style:style>
    <style:style style:name="P8" style:family="paragraph" style:parent-style-name="Standard">
      <style:text-properties officeooo:rsid="001034a9" officeooo:paragraph-rsid="001034a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00bfe" officeooo:paragraph-rsid="00300bfe" style:font-weight-asian="bold" style:font-weight-complex="bold"/>
    </style:style>
    <style:style style:name="P10" style:family="paragraph" style:parent-style-name="Standard">
      <style:text-properties fo:font-size="16pt" officeooo:rsid="001034a9" officeooo:paragraph-rsid="001034a9"/>
    </style:style>
    <style:style style:name="P11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034a9" officeooo:paragraph-rsid="001668b9"/>
    </style:style>
    <style:style style:name="P12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P13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bb022"/>
    </style:style>
    <style:style style:name="P1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1e282" officeooo:paragraph-rsid="001668b9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rsid="002ce0fc" officeooo:paragraph-rsid="00300bfe"/>
    </style:style>
    <style:style style:name="P16" style:family="paragraph" style:parent-style-name="Standard" style:list-style-name="L1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paragraph-rsid="0040ebb2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rsid="00300bfe" officeooo:paragraph-rsid="00300bfe"/>
    </style:style>
    <style:style style:name="P18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.1in" loext:contextual-spacing="false" fo:text-indent="0in" style:auto-text-indent="false" style:page-number="auto" fo:background-color="transparent"/>
      <style:text-properties officeooo:rsid="00311d21" officeooo:paragraph-rsid="00311d21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reak-before="page" fo:background-color="transparent"/>
      <style:text-properties officeooo:rsid="00300bfe" officeooo:paragraph-rsid="00300bf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2ce0fc" officeooo:paragraph-rsid="00300bf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2ce0fc" officeooo:paragraph-rsid="0031cf6b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31cf6b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3765d5"/>
    </style:style>
    <style:style style:name="P24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paragraph-rsid="00300bfe"/>
    </style:style>
    <style:style style:name="P25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rsid="002ce0fc" officeooo:paragraph-rsid="0031cf6b"/>
    </style:style>
    <style:style style:name="P26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rsid="002eb741" officeooo:paragraph-rsid="00349135"/>
    </style:style>
    <style:style style:name="P27" style:family="paragraph" style:parent-style-name="Standard" style:list-style-name="L1">
      <loext:graphic-properties draw:fill="none"/>
      <style:paragraph-properties fo:margin-left="0.1882in" fo:margin-right="0in" fo:margin-top="0in" fo:margin-bottom="0.1in" loext:contextual-spacing="false" fo:text-indent="0in" style:auto-text-indent="false" fo:background-color="transparent"/>
      <style:text-properties officeooo:paragraph-rsid="003765d5"/>
    </style:style>
    <style:style style:name="P28" style:family="paragraph" style:parent-style-name="Standard" style:list-style-name="L1">
      <loext:graphic-properties draw:fill="none"/>
      <style:paragraph-properties fo:margin-left="3.1252in" fo:margin-right="0in" fo:margin-top="0in" fo:margin-bottom="0.1in" loext:contextual-spacing="false" fo:text-indent="-2.9366in" style:auto-text-indent="false" fo:background-color="transparent"/>
      <style:text-properties officeooo:paragraph-rsid="00404b0a"/>
    </style:style>
    <style:style style:name="P29" style:family="paragraph" style:parent-style-name="Standard" style:list-style-name="L1" style:master-page-name="">
      <loext:graphic-properties draw:fill="none"/>
      <style:paragraph-properties fo:margin-left="3.1252in" fo:margin-right="0in" fo:margin-top="0in" fo:margin-bottom="0.1in" loext:contextual-spacing="false" fo:text-indent="-2.9366in" style:auto-text-indent="false" style:page-number="auto" fo:background-color="transparent"/>
      <style:text-properties officeooo:paragraph-rsid="0042ad3b"/>
    </style:style>
    <style:style style:name="P30" style:family="paragraph" style:parent-style-name="Standard" style:list-style-name="L1" style:master-page-name="">
      <loext:graphic-properties draw:fill="none"/>
      <style:paragraph-properties fo:margin-left="3.1252in" fo:margin-right="0in" fo:margin-top="0in" fo:margin-bottom="0.1in" loext:contextual-spacing="false" fo:text-indent="-2.9366in" style:auto-text-indent="false" style:page-number="auto" fo:background-color="transparent"/>
      <style:text-properties officeooo:paragraph-rsid="0049f6d2"/>
    </style:style>
    <style:style style:name="T1" style:family="text">
      <style:text-properties officeooo:rsid="001034a9"/>
    </style:style>
    <style:style style:name="T2" style:family="text">
      <style:text-properties officeooo:rsid="0014f295"/>
    </style:style>
    <style:style style:name="T3" style:family="text">
      <style:text-properties officeooo:rsid="001668b9"/>
    </style:style>
    <style:style style:name="T4" style:family="text">
      <style:text-properties officeooo:rsid="0016f272"/>
    </style:style>
    <style:style style:name="T5" style:family="text">
      <style:text-properties officeooo:rsid="0018ac31"/>
    </style:style>
    <style:style style:name="T6" style:family="text">
      <style:text-properties officeooo:rsid="001bb02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ea01" style:font-style-asian="normal" style:font-style-complex="normal"/>
    </style:style>
    <style:style style:name="T9" style:family="text">
      <style:text-properties fo:font-style="normal" officeooo:rsid="001ddbf6" style:font-style-asian="normal" style:font-style-complex="normal"/>
    </style:style>
    <style:style style:name="T10" style:family="text">
      <style:text-properties fo:font-style="normal" officeooo:rsid="001f05cc" style:font-style-asian="normal" style:font-style-complex="normal"/>
    </style:style>
    <style:style style:name="T11" style:family="text">
      <style:text-properties fo:font-style="normal" officeooo:rsid="00209952" style:font-style-asian="normal" style:font-style-complex="normal"/>
    </style:style>
    <style:style style:name="T12" style:family="text">
      <style:text-properties fo:font-style="normal" officeooo:rsid="002ce0fc" style:font-style-asian="normal" style:font-style-complex="normal"/>
    </style:style>
    <style:style style:name="T13" style:family="text">
      <style:text-properties fo:font-style="normal" officeooo:rsid="002eb741" style:font-style-asian="normal" style:font-style-complex="normal"/>
    </style:style>
    <style:style style:name="T14" style:family="text">
      <style:text-properties fo:font-style="normal" officeooo:rsid="00344140" style:font-style-asian="normal" style:font-style-complex="normal"/>
    </style:style>
    <style:style style:name="T15" style:family="text">
      <style:text-properties fo:font-style="normal" officeooo:rsid="003765d5" style:font-style-asian="normal" style:font-style-complex="normal"/>
    </style:style>
    <style:style style:name="T16" style:family="text">
      <style:text-properties fo:font-style="normal" officeooo:rsid="00395d0b" style:font-style-asian="normal" style:font-style-complex="normal"/>
    </style:style>
    <style:style style:name="T17" style:family="text">
      <style:text-properties fo:font-style="normal" officeooo:rsid="00396f17" style:font-style-asian="normal" style:font-style-complex="normal"/>
    </style:style>
    <style:style style:name="T18" style:family="text">
      <style:text-properties fo:font-style="normal" officeooo:rsid="003bb3db" style:font-style-asian="normal" style:font-style-complex="normal"/>
    </style:style>
    <style:style style:name="T19" style:family="text">
      <style:text-properties fo:font-style="normal" officeooo:rsid="003c6655" style:font-style-asian="normal" style:font-style-complex="normal"/>
    </style:style>
    <style:style style:name="T20" style:family="text">
      <style:text-properties fo:font-style="normal" officeooo:rsid="003e520e" style:font-style-asian="normal" style:font-style-complex="normal"/>
    </style:style>
    <style:style style:name="T21" style:family="text">
      <style:text-properties fo:font-style="normal" officeooo:rsid="00404b0a" style:font-style-asian="normal" style:font-style-complex="normal"/>
    </style:style>
    <style:style style:name="T22" style:family="text">
      <style:text-properties fo:font-style="normal" officeooo:rsid="0042ad3b" style:font-style-asian="normal" style:font-style-complex="normal"/>
    </style:style>
    <style:style style:name="T23" style:family="text">
      <style:text-properties fo:font-style="normal" officeooo:rsid="004442bc" style:font-style-asian="normal" style:font-style-complex="normal"/>
    </style:style>
    <style:style style:name="T24" style:family="text">
      <style:text-properties fo:font-style="normal" officeooo:rsid="004554cd" style:font-style-asian="normal" style:font-style-complex="normal"/>
    </style:style>
    <style:style style:name="T25" style:family="text">
      <style:text-properties fo:font-style="normal" officeooo:rsid="004633c6" style:font-style-asian="normal" style:font-style-complex="normal"/>
    </style:style>
    <style:style style:name="T26" style:family="text">
      <style:text-properties fo:font-style="normal" officeooo:rsid="00492932" style:font-style-asian="normal" style:font-style-complex="normal"/>
    </style:style>
    <style:style style:name="T27" style:family="text">
      <style:text-properties fo:font-style="normal" officeooo:rsid="0040ebb2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492932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solid" style:text-underline-width="auto" style:text-underline-color="font-color" officeooo:rsid="0040ebb2" style:font-style-asian="normal" style:font-style-complex="normal"/>
    </style:style>
    <style:style style:name="T31" style:family="text">
      <style:text-properties fo:font-style="normal" officeooo:rsid="00395d0b" fo:background-color="#ffff00" loext:char-shading-value="0" style:font-style-asian="normal" style:font-style-complex="normal"/>
    </style:style>
    <style:style style:name="T32" style:family="text">
      <style:text-properties fo:font-style="normal" officeooo:rsid="00395d0b" fo:background-color="#ffff00" loext:char-shading-value="0" style:font-style-asian="normal" style:font-style-complex="normal"/>
    </style:style>
    <style:style style:name="T33" style:family="text">
      <style:text-properties fo:font-style="normal" officeooo:rsid="00492932" fo:background-color="#ffff00" loext:char-shading-value="0" style:font-style-asian="normal" style:font-style-complex="normal"/>
    </style:style>
    <style:style style:name="T34" style:family="text">
      <style:text-properties fo:font-style="normal" officeooo:rsid="00492932" fo:background-color="#ffff00" loext:char-shading-value="0" style:font-style-asian="normal" style:font-style-complex="normal"/>
    </style:style>
    <style:style style:name="T35" style:family="text">
      <style:text-properties fo:font-style="normal" officeooo:rsid="0049f6d2" fo:background-color="#ffff00" loext:char-shading-value="0" style:font-style-asian="normal" style:font-style-complex="normal"/>
    </style:style>
    <style:style style:name="T36" style:family="text">
      <style:text-properties fo:font-weight="bold" officeooo:rsid="00236407" style:font-weight-asian="bold" style:font-weight-complex="bold"/>
    </style:style>
    <style:style style:name="T37" style:family="text">
      <style:text-properties fo:font-weight="bold" officeooo:rsid="002593ac" style:font-weight-asian="bold" style:font-weight-complex="bold"/>
    </style:style>
    <style:style style:name="T38" style:family="text">
      <style:text-properties officeooo:rsid="002c73e9"/>
    </style:style>
    <style:style style:name="T39" style:family="text">
      <style:text-properties officeooo:rsid="002ce0fc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36c2b" style:font-style-asian="italic" style:font-style-complex="italic"/>
    </style:style>
    <style:style style:name="T44" style:family="text">
      <style:text-properties style:font-name="DejaVu Sans Mono" fo:font-size="12pt" officeooo:rsid="0031cf6b"/>
    </style:style>
    <style:style style:name="T45" style:family="text">
      <style:text-properties style:font-name="DejaVu Sans Mono" fo:font-size="12pt" officeooo:rsid="00336c2b"/>
    </style:style>
    <style:style style:name="T46" style:family="text">
      <style:text-properties fo:font-size="12pt"/>
    </style:style>
    <style:style style:name="T47" style:family="text">
      <style:text-properties fo:font-size="12pt" officeooo:rsid="0031cf6b"/>
    </style:style>
    <style:style style:name="T48" style:family="text">
      <style:text-properties fo:font-size="12pt" fo:background-color="#ffff00" loext:char-shading-value="0"/>
    </style:style>
    <style:style style:name="T49" style:family="text">
      <style:text-properties fo:font-size="12pt" officeooo:rsid="002ce0fc" fo:background-color="#ffff00" loext:char-shading-value="0"/>
    </style:style>
    <style:style style:name="T50" style:family="text">
      <style:text-properties fo:font-size="12pt" officeooo:rsid="002ce0fc"/>
    </style:style>
    <style:style style:name="T51" style:family="text">
      <style:text-properties officeooo:rsid="00404b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ings to check</text:p>
      <text:p text:style-name="P1"/>
      <text:p text:style-name="P9">base animation texture system</text:p>
      <text:p text:style-name="P2"/>
      <text:list xml:id="list2041404672" text:style-name="L1">
        <text:list-item>
          <text:p text:style-name="P11">move<text:tab/>works (slight lag)</text:p>
        </text:list-item>
        <text:list-item>
          <text:p text:style-name="P12"><text:span text:style-name="T1">mesh edit<text:tab/></text:span><text:span text:style-name="T3">w</text:span><text:span text:style-name="T1">orks (slight lag)</text:span></text:p>
        </text:list-item>
        <text:list-item>
          <text:p text:style-name="P11">rename<text:tab/>object disappears on rename, but reappears on move<text:line-break/> (no depsgraph update on rename)</text:p>
        </text:list-item>
        <text:list-item>
          <text:p text:style-name="P12"><text:span text:style-name="T1">delete<text:tab/></text:span><text:span text:style-name="T5">works now</text:span></text:p>
        </text:list-item>
        <text:list-item>
          <text:p text:style-name="P12"><text:span text:style-name="T2">move → undo<text:tab/></text:span><text:span text:style-name="T4">works now</text:span></text:p>
        </text:list-item>
        <text:list-item>
          <text:p text:style-name="P12"><text:span text:style-name="T2">delete → undo<text:tab/></text:span><text:span text:style-name="T4">works now</text:span></text:p>
        </text:list-item>
        <text:list-item>
          <text:p text:style-name="P13"><text:span text:style-name="T6">load Space<text:tab/> <text:s/>500 entities: 6 ms<text:line-break/>2000 entities: 16 ms<text:line-break/></text:span><text:span text:style-name="T36">[ tested 2021.11.08 @ </text:span><text:span text:style-name="T37">10:00</text:span><text:span text:style-name="T36"> pm ]</text:span><text:span text:style-name="T6"><text:line-break/></text:span><text:span text:style-name="T8">(only test when </text:span><text:span text:style-name="T11">debug histogram </text:span><text:span text:style-name="T10">shows </text:span><text:span text:style-name="T9">#</text:span><text:span text:style-name="T8">draw time is low, like &lt; 1 ms, </text:span><text:span text:style-name="T9">similar to #update</text:span><text:span text:style-name="T8">. If something else running on the system makes that time high, then your times will be much higher than these values)</text:span></text:p>
        </text:list-item>
        <text:list-item>
          <text:p text:style-name="P14">bind new material<text:tab/>???</text:p>
        </text:list-item>
        <text:list-item>
          <text:p text:style-name="P14">rename material<text:tab/>???</text:p>
        </text:list-item>
      </text:list>
      <text:p text:style-name="P17"><text:span text:style-name="T41"/></text:p>
      <text:p text:style-name="P17"><text:span text:style-name="T41"/></text:p>
      <text:p text:style-name="P19"><text:span text:style-name="T41">time travel integration</text:span></text:p>
      <text:list xml:id="list223021029475068" text:continue-numbering="true" text:style-name="L1">
        <text:list-header>
          <text:p text:style-name="P18"><text:span text:style-name="T12">d</text:span><text:span text:style-name="T7">ocumentation</text:span></text:p>
        </text:list-header>
        <text:list-item>
          <text:p text:style-name="P24"><text:span text:style-name="T12">possible frame history states<text:tab/>=&gt; [:initial, :generating_new, :replaying_old, :finished]</text:span></text:p>
        </text:list-item>
        <text:list-item>
          <text:p text:style-name="P24"><text:span text:style-name="T12">number of frames in buffer<text:tab/>FrameHistory#length</text:span></text:p>
        </text:list-item>
        <text:list-item>
          <text:p text:style-name="P26"><text:span text:style-name="T12">edge callback<text:tab/>callbacks declared when FrameHistory is setup, but also each state class has a #start callback that is called when you enter that state</text:span></text:p>
        </text:list-item>
        <text:list-item>
          <text:p text:style-name="P25"><text:span text:style-name="T7">frame save loop<text:tab/></text:span><text:span text:style-name="T14">setup as of 2021.12.05</text:span><text:span text:style-name="T7"><text:line-break/></text:span><text:span text:style-name="T28">save at start of new frame<text:line-break/></text:span><text:span text:style-name="T7">make sure </text:span><text:span text:style-name="T13">to save final frame when entering :finished state</text:span></text:p>
        </text:list-item>
      </text:list>
      <text:p text:style-name="P15"><text:span text:style-name="Code"><text:span text:style-name="T42">[ when generating new state ]</text:span></text:span></text:p>
      <text:p text:style-name="P15"><text:span text:style-name="Code"><text:span text:style-name="T43"/></text:span></text:p>
      <text:p text:style-name="P20"><text:span text:style-name="Code"><text:span text:style-name="T46">:</text:span></text:span><text:span text:style-name="Code"><text:span text:style-name="T47">initial</text:span></text:span></text:p>
      <text:p text:style-name="P20"><text:span text:style-name="Code"><text:span text:style-name="T46">000 <text:s text:c="7"/>initialize (generate frame 000)</text:span></text:span></text:p>
      <text:p text:style-name="P20"><text:span text:style-name="Code"><text:span text:style-name="T46">000 <text:s text:c="7"/>puts frame =&gt; "000"</text:span></text:span></text:p>
      <text:p text:style-name="P20"><text:span text:style-name="Code"><text:span text:style-name="T46"/></text:span></text:p>
      <text:p text:style-name="P21"><text:span text:style-name="Code"><text:span text:style-name="T46">:</text:span></text:span><text:span text:style-name="Code"><text:span text:style-name="T47">generating_new</text:span></text:span></text:p>
      <text:p text:style-name="P20"><text:span text:style-name="Code"><text:span text:style-name="T46">000 <text:s text:c="7"/></text:span></text:span><text:span text:style-name="Code"><text:span text:style-name="T48">save</text:span></text:span><text:span text:style-name="Code"><text:span text:style-name="T46"> (save frame 000 -- initial state)</text:span></text:span></text:p>
      <text:p text:style-name="P20"><text:span text:style-name="Code"><text:span text:style-name="T46">000 -&gt; 001 increment</text:span></text:span></text:p>
      <text:p text:style-name="P20"><text:span text:style-name="Code"><text:span text:style-name="T46">001 <text:s text:c="7"/>puts frame =&gt; "001"</text:span></text:span></text:p>
      <text:p text:style-name="P20"><text:span text:style-name="Code"><text:span text:style-name="T46">001 <text:s text:c="7"/>update (generate frame 001 - using first snapshot block)</text:span></text:span></text:p>
      <text:p text:style-name="P20"><text:span text:style-name="Code"><text:span text:style-name="T46">001 <text:s text:c="7"/>draw</text:span></text:span></text:p>
      <text:p text:style-name="P20"><text:span text:style-name="Code"><text:span text:style-name="T46"/></text:span></text:p>
      <text:p text:style-name="P21"><text:span text:style-name="Code"><text:span text:style-name="T46">:</text:span></text:span><text:span text:style-name="Code"><text:span text:style-name="T47">generating_new</text:span></text:span></text:p>
      <text:p text:style-name="P20"><text:span text:style-name="Code"><text:span text:style-name="T46">001 <text:s text:c="7"/></text:span></text:span><text:span text:style-name="Code"><text:span text:style-name="T48">save</text:span></text:span></text:p>
      <text:p text:style-name="P20"><text:span text:style-name="Code"><text:span text:style-name="T46">001 -&gt; 002 increment</text:span></text:span></text:p>
      <text:p text:style-name="P20"><text:span text:style-name="Code"><text:span text:style-name="T46">002 <text:s text:c="7"/>puts frame =&gt; "002"</text:span></text:span></text:p>
      <text:p text:style-name="P20"><text:span text:style-name="Code"><text:span text:style-name="T46">002 <text:s text:c="7"/>update</text:span></text:span></text:p>
      <text:p text:style-name="P20"><text:span text:style-name="Code"><text:span text:style-name="T46">002 <text:s text:c="7"/>draw</text:span></text:span></text:p>
      <text:p text:style-name="P20"><text:span text:style-name="Code"><text:span text:style-name="T46"/></text:span></text:p>
      <text:p text:style-name="P21"><text:span text:style-name="Code"><text:span text:style-name="T47">[…]</text:span></text:span></text:p>
      <text:p text:style-name="P21"><text:span text:style-name="Code"><text:span text:style-name="T46"/></text:span></text:p>
      <text:p text:style-name="P21"><text:span text:style-name="Code"><text:span text:style-name="T46">:</text:span></text:span><text:span text:style-name="Code"><text:span text:style-name="T47">generating_new</text:span></text:span></text:p>
      <text:p text:style-name="P22"><text:span text:style-name="Code"><text:span text:style-name="T47">0</text:span></text:span><text:span text:style-name="Code"><text:span text:style-name="T44">50</text:span></text:span><text:span text:style-name="Code"><text:span text:style-name="T50"> <text:s text:c="7"/></text:span></text:span><text:span text:style-name="Code"><text:span text:style-name="T49">save</text:span></text:span></text:p>
      <text:p text:style-name="P22"><text:span text:style-name="Code"><text:span text:style-name="T44">050</text:span></text:span><text:span text:style-name="Code"><text:span text:style-name="T50"> -&gt; </text:span></text:span><text:span text:style-name="Code"><text:span text:style-name="T44">051</text:span></text:span><text:span text:style-name="Code"><text:span text:style-name="T50"> increment</text:span></text:span></text:p>
      <text:p text:style-name="P22"><text:span text:style-name="Code"><text:span text:style-name="T44">051</text:span></text:span><text:span text:style-name="Code"><text:span text:style-name="T50"> <text:s text:c="7"/>puts frame =&gt; "</text:span></text:span><text:span text:style-name="Code"><text:span text:style-name="T44">051</text:span></text:span><text:span text:style-name="Code"><text:span text:style-name="T50">"</text:span></text:span></text:p>
      <text:p text:style-name="P22"><text:span text:style-name="Code"><text:span text:style-name="T44">051</text:span></text:span><text:span text:style-name="Code"><text:span text:style-name="T50"> <text:s text:c="7"/>update</text:span></text:span></text:p>
      <text:p text:style-name="P22"><text:span text:style-name="Code"><text:span text:style-name="T44">051</text:span></text:span><text:span text:style-name="Code"><text:span text:style-name="T50"> <text:s text:c="7"/>draw</text:span></text:span></text:p>
      <text:p text:style-name="P21"><text:span text:style-name="Code"><text:span text:style-name="T46"/></text:span></text:p>
      <text:p text:style-name="P21"><text:span text:style-name="Code"><text:span text:style-name="T46">:</text:span></text:span><text:span text:style-name="Code"><text:span text:style-name="T47">finished</text:span></text:span></text:p>
      <text:p text:style-name="P22"><text:span text:style-name="Code"><text:span text:style-name="T44">052</text:span></text:span><text:span text:style-name="Code"><text:span text:style-name="T50"> <text:s text:c="7"/></text:span></text:span><text:span text:style-name="Code"><text:span text:style-name="T49">save</text:span></text:span></text:p>
      <text:p text:style-name="P22"><text:span text:style-name="Code"><text:span text:style-name="T44">052 <text:s text:c="7"/></text:span></text:span><text:span text:style-name="Code"><text:span text:style-name="T45">set @final_frame = 052</text:span></text:span></text:p>
      <text:p text:style-name="P22"><text:span text:style-name="Code"><text:span text:style-name="T44">052</text:span></text:span><text:span text:style-name="Code"><text:span text:style-name="T50"> <text:s text:c="7"/>puts frame =&gt; "</text:span></text:span><text:span text:style-name="Code"><text:span text:style-name="T44">05</text:span></text:span><text:span text:style-name="Code"><text:span text:style-name="T45">2</text:span></text:span><text:span text:style-name="Code"><text:span text:style-name="T50">"</text:span></text:span></text:p>
      <text:p text:style-name="P22"><text:span text:style-name="Code"><text:span text:style-name="T44">052</text:span></text:span><text:span text:style-name="Code"><text:span text:style-name="T50"> <text:s text:c="7"/>draw</text:span></text:span></text:p>
      <text:p text:style-name="P20"><text:soft-page-break/><text:span text:style-name="Code"><text:span text:style-name="T42">[ when resuming state ]</text:span></text:span></text:p>
      <text:p text:style-name="P20"><text:span text:style-name="Code"/></text:p>
      <text:p text:style-name="P20"><text:span text:style-name="Code">000 <text:s text:c="7"/>initialize (generate frame 000)</text:span></text:p>
      <text:p text:style-name="P20"><text:span text:style-name="Code"/></text:p>
      <text:p text:style-name="P20"><text:span text:style-name="Code">000 <text:s text:c="7"/>seek t = 116 (load frame 116) -- state == :replaying_old</text:span></text:p>
      <text:p text:style-name="P20"><text:span text:style-name="Code">116 <text:s text:c="7"/>update <text:s text:c="23"/>-- state == :replaying_old</text:span></text:p>
      <text:p text:style-name="P20"><text:span text:style-name="Code">116 <text:s text:c="7"/>draw <text:s text:c="25"/>-- state == :replaying_old</text:span></text:p>
      <text:p text:style-name="P20"><text:span text:style-name="Code"/></text:p>
      <text:p text:style-name="P20"><text:span text:style-name="Code">--- play</text:span></text:p>
      <text:p text:style-name="P20"><text:span text:style-name="Code"/></text:p>
      <text:p text:style-name="P20"><text:span text:style-name="Code">116 <text:s text:c="7"/>update: state transition <text:s text:c="5"/>-- state == :replaying_old</text:span></text:p>
      <text:p text:style-name="P20"><text:span text:style-name="Code">116 <text:s text:c="7"/>update: new state <text:s text:c="12"/>-- state == :generating_new</text:span></text:p>
      <text:p text:style-name="P20"><text:span text:style-name="Code">116 -&gt; 117 increment <text:s text:c="20"/>-- state == :generating_new</text:span></text:p>
      <text:p text:style-name="P20"><text:span text:style-name="Code">117 <text:s text:c="7"/>puts frame =&gt; "117"</text:span></text:p>
      <text:p text:style-name="P20"><text:span text:style-name="Code">117 <text:s text:c="7"/>load (load frame 117) <text:s text:c="8"/>-- state == :generating_new</text:span></text:p>
      <text:p text:style-name="P20"><text:span text:style-name="Code">117 <text:s text:c="7"/>draw</text:span></text:p>
      <text:p text:style-name="P20"><text:span text:style-name="Code"/></text:p>
      <text:p text:style-name="P20"><text:span text:style-name="Code">117 -&gt; 118 increment <text:s text:c="20"/>-- state == :generating_new</text:span></text:p>
      <text:p text:style-name="P20"><text:span text:style-name="Code">118 <text:s text:c="7"/>puts frame =&gt; "118"</text:span></text:p>
      <text:p text:style-name="P20"><text:span text:style-name="Code">118 <text:s text:c="7"/>load (load frame 118) <text:s text:c="8"/>-- state == :generating_new</text:span></text:p>
      <text:p text:style-name="P20"><text:span text:style-name="Code">118 <text:s text:c="7"/>draw</text:span></text:p>
      <text:p text:style-name="P20"><text:span text:style-name="T13"/></text:p>
      <text:p text:style-name="P23"><text:span text:style-name="T15">2-way communication allows us to </text:span><text:span text:style-name="T18">set</text:span><text:span text:style-name="T15"> the extents of Blender playback to RubyOF history </text:span><text:span text:style-name="T19">range</text:span></text:p>
      <text:p text:style-name="P20"><text:span text:style-name="T13"/></text:p>
      <text:list xml:id="list223019003733629" text:continue-numbering="true" text:style-name="L1">
        <text:list-header>
          <text:p text:style-name="P16"><text:span text:style-name="T30">test</text:span><text:span text:style-name="T27"><text:tab/><text:tab/><text:tab/><text:tab/><text:tab/><text:tab/></text:span><text:span text:style-name="T30">expected behavior(s)</text:span></text:p>
        </text:list-header>
        <text:list-item>
          <text:p text:style-name="P28"><text:span text:style-name="T16">transport controls<text:tab/></text:span><text:span text:style-name="T17">P</text:span><text:span text:style-name="T16">lay with spacebar or play button, step with arrow keys, scrub by moving the play head. Reverse playback is implemented by Blender, but is not officially supported – use at your own risk.</text:span></text:p>
        </text:list-item>
        <text:list-item>
          <text:p text:style-name="P28"><text:span text:style-name="T12">initial → generating_new<text:tab/>press play @ t=0 and will generate new state</text:span></text:p>
        </text:list-item>
        <text:list-item>
          <text:p text:style-name="P28"><text:span text:style-name="T12">:</text:span><text:span text:style-name="T15">generating_state</text:span><text:span text:style-name="T12">→ pause<text:tab/></text:span><text:span text:style-name="T15">if you press pause while generating new state, it should preserve the playback range and allow for rewind (time travel)</text:span></text:p>
        </text:list-item>
        <text:list-item>
          <text:p text:style-name="P28"><text:span text:style-name="T12">scrubbing</text:span><text:span text:style-name="T21"> timeline</text:span><text:span text:style-name="T12"><text:tab/></text:span><text:span text:style-name="T21">If in :replaying_old, </text:span><text:span text:style-name="T12">should change frame as expected<text:line-break/><text:line-break/></text:span><text:span text:style-name="T21">If scrubbing past end of playback range, </text:span><text:span text:style-name="T51">will </text:span><text:span text:style-name="T12">have no effect </text:span><text:span text:style-name="T21">and </text:span><text:span text:style-name="T12">stop at end of </text:span><text:span text:style-name="T21">playback range</text:span><text:span text:style-name="T12">.</text:span></text:p>
        </text:list-item>
        <text:list-item>
          <text:p text:style-name="P28"><text:span text:style-name="T21">Reaching the :finished state</text:span><text:span text:style-name="T12"><text:tab/></text:span><text:span text:style-name="T21">Will always transition into :finished state when entering the final frame the Ruby code can generate.<text:line-break/><text:line-break/>If this is the first time, transition :generating_new → :finished<text:line-break/><text:line-break/>Else, transition from :replaying_old → :finished</text:span></text:p>
        </text:list-item>
        <text:list-item>
          <text:p text:style-name="P30"><text:soft-page-break/><text:span text:style-name="T32">p</text:span><text:span text:style-name="T34">lay </text:span><text:span text:style-name="T35">from start to finish</text:span><text:span text:style-name="T26"><text:tab/>Starting @ t=0 and hitting play, should reach the :finished state.<text:line-break/><text:line-break/></text:span><text:span text:style-name="T29">FIXME</text:span><text:span text:style-name="T26">: Currently stops one frame short of :finished if you have never paused execution this run. If you press “play” again, it will advance to :finished and everything will work as expected, but this slight hiccough is really weird.</text:span></text:p>
        </text:list-item>
        <text:list-item>
          <text:p text:style-name="P29"><text:span text:style-name="T12">Blender reset button<text:tab/></text:span><text:span text:style-name="T20">toggle boolean switch that controls FIFO stuff (needs more documentation on exactly how this works)</text:span></text:p>
        </text:list-item>
        <text:list-item>
          <text:p text:style-name="P28"><text:span text:style-name="T23">play while </text:span><text:span text:style-name="T21">:replaying_old</text:span><text:span text:style-name="T12"><text:tab/></text:span><text:span text:style-name="T22">When playing, </text:span><text:span text:style-name="T16">system pauses during </text:span><text:span text:style-name="T22">at</text:span><text:span text:style-name="T16"> transition </text:span><text:span text:style-name="T23">boundary into :generating_new</text:span><text:span text:style-name="T16"> </text:span><text:span text:style-name="T23">state </text:span><text:span text:style-name="T16">until play is pressed again.</text:span></text:p>
        </text:list-item>
        <text:list-item>
          <text:p text:style-name="P28"><text:span text:style-name="T12">play @ Finished<text:tab/></text:span><text:span text:style-name="T24">W</text:span><text:span text:style-name="T20">hen you hit “play” in the finished state, frame locks to final frame by passing messages between python and ruby (custom code), instead of looping (default blender behavior)</text:span></text:p>
        </text:list-item>
        <text:list-item>
          <text:p text:style-name="P28"><text:span text:style-name="T12">play during old history<text:tab/></text:span><text:span text:style-name="T25">H</text:span><text:span text:style-name="T20">itting play during :replaying_old does not expand playback range</text:span></text:p>
        </text:list-item>
        <text:list-item>
          <text:p text:style-name="P28"><text:span text:style-name="T12">step with arrow keys<text:tab/></text:span><text:span text:style-name="T20">works as expected while in :replaying_old state.<text:line-break/><text:line-break/>undefined behavior if you try this during :generating_new and / or while playing.<text:line-break/><text:line-break/>If stepping at boundary, nothing happens (need to hit “play” to generate new state.</text:span></text:p>
          <text:p text:style-name="P27"><text:span text:style-name="T12"/>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pan text:style-name="T39">S</text:span>ometimes print() commands from python produce no output, even though the associated code is executing. Thought it was lag in my terminal, <text:span text:style-name="T39">but it is not. Need to flush stdout in python.</text:span></text:p>
      <text:p text:style-name="P1"/>
      <text:p text:style-name="P1">sys.stdout.flush()</text:p>
      <text:p text:style-name="P5">^ if you don't flush, python may buffer stdout</text:p>
      <text:p text:style-name="P5"><text:s text:c="2"/>This is a feature of python in general, not just Blender</text:p>
      <text:p text:style-name="P5">Can also use the flush= named parameter on print()</text:p>
      <text:p text:style-name="P5">https://stackoverflow.com/questions/230751/how-can-i-flush-the-output-of-the-print-function</text:p>
      <text:p text:style-name="P1"/>
      <text:p text:style-name="P1">print()</text:p>
      <text:p text:style-name="P1"/>
      <text:p text:style-name="P1"/>
      <text:p text:style-name="P3">having problems with FIFO sometimes, which causes blender to lock up and crash</text:p>
      <text:p text:style-name="P3"><text:soft-page-break/>how can I trigger this sort of crash in a reproducible way?</text:p>
      <text:p text:style-name="P3">If I can trigger it, then I can try to implement a fix.</text:p>
      <text:p text:style-name="P3"/>
      <text:list xml:id="list676418730" text:style-name="L2">
        <text:list-item>
          <text:p text:style-name="P6">Send a message from Python during the render update<text:line-break/>(If python crashes here, FIFO can block and Blender will have an issue)</text:p>
        </text:list-item>
        <text:list-item>
          <text:p text:style-name="P6">In Ruby, crash when responding to message<text:line-break/>(Easiest way to trigger this, is to modify Blender sync s.t. a nonexistent function is called when processing the ‘seek’ message)</text:p>
        </text:list-item>
        <text:list-item>
          <text:p text:style-name="P6">Bam! Crash.</text:p>
          <text:list>
            <text:list-item>
              <text:p text:style-name="P7">In this example, the crash is triggered whenever timeline is scrubbed</text:p>
            </text:list-item>
            <text:list-item>
              <text:p text:style-name="P7">=&gt; see branch “debug-fifo-crash” SHA: 8179b4c9a14c7c3c40715b2d0c61cfee4688384a</text:p>
            </text:list-item>
          </text:list>
        </text:list-item>
      </text:list>
      <text:p text:style-name="P4"/>
      <text:p text:style-name="P4"/>
      <text:p text:style-name="P3"/>
      <text:p text:style-name="P4">If RubyOF crashes while trying to respond to a <text:span text:style-name="T38">FIFO message, then Blender will crash to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style:font-name="DejaVu Sans Mono" fo:font-family="'DejaVu Sans Mono'" style:font-style-name="Book" style:font-family-generic="modern" style:font-pitch="fixed" fo:font-size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2-05T22:30:18.884936171</dc:date>
    <dc:creator>Jason Ko</dc:creator>
    <meta:editing-duration>P3DT18H20M43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5" meta:paragraph-count="91" meta:word-count="910" meta:character-count="5702" meta:non-whitespace-character-count="4566"/>
  </office:meta>
</office:document-meta>
</file>